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 style:data-style-name="N121"/>
    <style:style style:name="ce2" style:family="table-cell" style:parent-style-name="Default" style:data-style-name="N12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Sample ID</text:p>
          </table:table-cell>
          <table:table-cell office:value-type="string" calcext:value-type="string">
            <text:p>Doctor blade [mu]</text:p>
          </table:table-cell>
          <table:table-cell table:style-name="ce9" office:value-type="string" calcext:value-type="string">
            <text:p>E+CC [mg]</text:p>
          </table:table-cell>
          <table:table-cell office:value-type="string" calcext:value-type="string">
            <text:p>E+CC [um]</text:p>
          </table:table-cell>
          <table:table-cell office:value-type="string" calcext:value-type="string">
            <text:p>E [mg]</text:p>
          </table:table-cell>
          <table:table-cell office:value-type="string" calcext:value-type="string">
            <text:p>E [um]</text:p>
          </table:table-cell>
          <table:table-cell table:style-name="ce2" office:value-type="string" calcext:value-type="string">
            <text:p>mg/um</text:p>
          </table:table-cell>
          <table:table-cell office:value-type="string" calcext:value-type="string">
            <text:p>AM loading [mg]</text:p>
          </table:table-cell>
          <table:table-cell office:value-type="string" calcext:value-type="string">
            <text:p>Nom Cap [mAh]</text:p>
          </table:table-cell>
          <table:table-cell office:value-type="string" calcext:value-type="string">
            <text:p>Nom Cap [Ah]</text:p>
          </table:table-cell>
          <table:table-cell office:value-type="string" calcext:value-type="string">
            <text:p>electrolyte [uL]</text:p>
          </table:table-cell>
          <table:table-cell office:value-type="string" calcext:value-type="string">
            <text:p>Cell made?</text:p>
          </table:table-cell>
          <table:table-cell office:value-type="string" calcext:value-type="string">
            <text:p>Channel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float" office:value="48.2" calcext:value-type="float">
            <text:p>48.2</text:p>
          </table:table-cell>
          <table:table-cell office:value-type="float" office:value="175" calcext:value-type="float">
            <text:p>175</text:p>
          </table:table-cell>
          <table:table-cell table:formula="of:=[.C2]-6.1" office:value-type="float" office:value="42.1" calcext:value-type="float">
            <text:p>42.1</text:p>
          </table:table-cell>
          <table:table-cell table:formula="of:=[.D2]-22" office:value-type="float" office:value="153" calcext:value-type="float">
            <text:p>153</text:p>
          </table:table-cell>
          <table:table-cell table:formula="of:=[.E2]/[.F2]" office:value-type="float" office:value="0.27516339869281" calcext:value-type="float">
            <text:p>0.27516339869281</text:p>
          </table:table-cell>
          <table:table-cell table:formula="of:=[.E2]*0.9" office:value-type="float" office:value="37.89" calcext:value-type="float">
            <text:p>37.89</text:p>
          </table:table-cell>
          <table:table-cell table:formula="of:=[.H2]*0.001*[.$F$9]" office:value-type="float" office:value="8.6108814" calcext:value-type="float">
            <text:p>8.6108814</text:p>
          </table:table-cell>
          <table:table-cell table:formula="of:=[.I2]*0.001" office:value-type="float" office:value="0.0086108814" calcext:value-type="float">
            <text:p>0.0086108814</text:p>
          </table:table-cell>
          <table:table-cell table:style-name="ce9" table:formula="of:=[.I2]*3/1.2" office:value-type="float" office:value="21.5272035" calcext:value-type="float">
            <text:p>21.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9.7" calcext:value-type="float">
            <text:p>49.7</text:p>
          </table:table-cell>
          <table:table-cell office:value-type="float" office:value="185" calcext:value-type="float">
            <text:p>185</text:p>
          </table:table-cell>
          <table:table-cell table:formula="of:=[.C3]-6.1" office:value-type="float" office:value="43.6" calcext:value-type="float">
            <text:p>43.6</text:p>
          </table:table-cell>
          <table:table-cell table:formula="of:=[.D3]-22" office:value-type="float" office:value="163" calcext:value-type="float">
            <text:p>163</text:p>
          </table:table-cell>
          <table:table-cell table:formula="of:=[.E3]/[.F3]" office:value-type="float" office:value="0.267484662576687" calcext:value-type="float">
            <text:p>0.267484662576687</text:p>
          </table:table-cell>
          <table:table-cell table:formula="of:=[.E3]*0.9" office:value-type="float" office:value="39.24" calcext:value-type="float">
            <text:p>39.24</text:p>
          </table:table-cell>
          <table:table-cell table:formula="of:=[.H3]*0.001*[.$F$9]" office:value-type="float" office:value="8.9176824" calcext:value-type="float">
            <text:p>8.9176824</text:p>
          </table:table-cell>
          <table:table-cell table:formula="of:=[.I3]*0.001" office:value-type="float" office:value="0.0089176824" calcext:value-type="float">
            <text:p>0.0089176824</text:p>
          </table:table-cell>
          <table:table-cell table:style-name="ce9" table:formula="of:=[.I3]*3/1.2" office:value-type="float" office:value="22.294206" calcext:value-type="float">
            <text:p>22.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.5" calcext:value-type="float">
            <text:p>41.5</text:p>
          </table:table-cell>
          <table:table-cell office:value-type="float" office:value="154" calcext:value-type="float">
            <text:p>154</text:p>
          </table:table-cell>
          <table:table-cell table:formula="of:=[.C4]-6.1" office:value-type="float" office:value="35.4" calcext:value-type="float">
            <text:p>35.4</text:p>
          </table:table-cell>
          <table:table-cell table:formula="of:=[.D4]-22" office:value-type="float" office:value="132" calcext:value-type="float">
            <text:p>132</text:p>
          </table:table-cell>
          <table:table-cell table:formula="of:=[.E4]/[.F4]" office:value-type="float" office:value="0.268181818181818" calcext:value-type="float">
            <text:p>0.268181818181818</text:p>
          </table:table-cell>
          <table:table-cell table:formula="of:=[.E4]*0.9" office:value-type="float" office:value="31.86" calcext:value-type="float">
            <text:p>31.86</text:p>
          </table:table-cell>
          <table:table-cell table:formula="of:=[.H4]*0.001*[.$F$9]" office:value-type="float" office:value="7.2405036" calcext:value-type="float">
            <text:p>7.2405036</text:p>
          </table:table-cell>
          <table:table-cell table:formula="of:=[.I4]*0.001" office:value-type="float" office:value="0.0072405036" calcext:value-type="float">
            <text:p>0.0072405036</text:p>
          </table:table-cell>
          <table:table-cell table:style-name="ce9" table:formula="of:=[.I4]*3/1.2" office:value-type="float" office:value="18.101259" calcext:value-type="float">
            <text:p>18.1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00" calcext:value-type="float">
            <text:p>700</text:p>
          </table:table-cell>
          <table:table-cell office:value-type="float" office:value="53.4" calcext:value-type="float">
            <text:p>53.4</text:p>
          </table:table-cell>
          <table:table-cell office:value-type="float" office:value="203" calcext:value-type="float">
            <text:p>203</text:p>
          </table:table-cell>
          <table:table-cell table:formula="of:=[.C5]-6.1" office:value-type="float" office:value="47.3" calcext:value-type="float">
            <text:p>47.3</text:p>
          </table:table-cell>
          <table:table-cell table:formula="of:=[.D5]-22" office:value-type="float" office:value="181" calcext:value-type="float">
            <text:p>181</text:p>
          </table:table-cell>
          <table:table-cell table:formula="of:=[.E5]/[.F5]" office:value-type="float" office:value="0.261325966850829" calcext:value-type="float">
            <text:p>0.261325966850829</text:p>
          </table:table-cell>
          <table:table-cell table:formula="of:=[.E5]*0.9" office:value-type="float" office:value="42.57" calcext:value-type="float">
            <text:p>42.57</text:p>
          </table:table-cell>
          <table:table-cell table:formula="of:=[.H5]*0.001*[.$F$9]" office:value-type="float" office:value="9.6744582" calcext:value-type="float">
            <text:p>9.6744582</text:p>
          </table:table-cell>
          <table:table-cell table:formula="of:=[.I5]*0.001" office:value-type="float" office:value="0.0096744582" calcext:value-type="float">
            <text:p>0.0096744582</text:p>
          </table:table-cell>
          <table:table-cell table:style-name="ce9" table:formula="of:=[.I5]*3/1.2" office:value-type="float" office:value="24.1861455" calcext:value-type="float">
            <text:p>24.2</text:p>
          </table:table-cell>
          <table:table-cell table:number-columns-repeated="3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4"/>
          <table:table-cell office:value-type="string" calcext:value-type="string">
            <text:p>based on 211202_NMC C/10</text:p>
          </table:table-cell>
          <table:table-cell office:value-type="string" calcext:value-type="string">
            <text:p>mAh/gAM</text:p>
          </table:table-cell>
          <table:table-cell table:style-name="ce2" office:value-type="string" calcext:value-type="string">
            <text:p>std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Nominal capacity: </text:p>
          </table:table-cell>
          <table:table-cell office:value-type="float" office:value="227.26" calcext:value-type="float">
            <text:p>227.26</text:p>
          </table:table-cell>
          <table:table-cell table:style-name="ce2" office:value-type="float" office:value="2.71" calcext:value-type="float">
            <text:p>2.7100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2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number number:decimal-places="1" loext:min-decimal-places="1" number:min-integer-digits="1"/>
    </number:number-style>
    <number:date-style style:name="N122" number:title="User-defined">
      <number:month number:style="long"/>
      <number:text>/</number:text>
      <number:day number:style="long"/>
      <number:text>/</number:text>
      <number:year/>
      <number:text> </number:text>
      <number:hours number:style="long"/>
      <number:text>:</number:text>
      <number:minutes number:style="long"/>
    </number:date-style>
    <number:date-style style:name="N123" number:title="User-defined">
      <number:day-of-week/>
      <number:text> </number:text>
      <number:month number:textual="true"/>
      <number:text> </number:text>
      <number:day number:style="long"/>
      <number:text> </number:text>
      <number:year/>
      <number:text> </number:text>
      <number:hours number:style="long"/>
      <number:text>:</number:text>
      <number:minutes number:style="long"/>
    </number:date-style>
    <number:date-style style:name="N124">
      <number:day-of-week/>
      <number:text> </number:text>
      <number:month number:textual="true"/>
      <number:text> </number:text>
      <number:day number:style="long"/>
      <number:text> , </number:text>
      <number:year/>
      <number:text> </number:text>
      <number:hours number:style="long"/>
      <number:text>:</number:text>
      <number:minutes number:style="long"/>
    </number:date-style>
    <number:date-style style:name="N125" number:title="User-defined">
      <number:day-of-week/>
      <number:text> </number:text>
      <number:day number:style="long"/>
      <number:text>/</number:text>
      <number:month number:textual="true"/>
      <number:text> </number:text>
      <number:year/>
      <number:text> </number:text>
      <number:hours number:style="long"/>
      <number:text>:</number:text>
      <number:minutes number:style="long"/>
    </number:date-style>
    <number:number-style style:name="N126" number:title="User-defined">
      <number:number number:decimal-places="3" loext:min-decimal-places="3" number:min-integer-digits="1"/>
    </number:number-style>
    <number:number-style style:name="N127" number:title="User-defined">
      <number:number number:decimal-places="4" loext:min-decimal-places="4" number:min-integer-digits="1"/>
    </number:number-style>
    <number:number-style style:name="N128">
      <number:number number:decimal-places="6" loext:min-decimal-places="6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31">00/00/0000</text:date>, <text:time style:data-style-name="N2" text:time-value="12:54:51.4038649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3T12:00:32.258624435</meta:creation-date>
    <dc:date>2022-01-31T12:59:31.255962339</dc:date>
    <meta:editing-duration>PT9M58S</meta:editing-duration>
    <meta:editing-cycles>2</meta:editing-cycles>
    <meta:generator>LibreOffice/6.4.7.2$Linux_X86_64 LibreOffice_project/40$Build-2</meta:generator>
    <meta:document-statistic meta:table-count="1" meta:cell-count="64" meta:object-count="0"/>
  </office:meta>
</office:document-meta>
</file>